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200%" fo:text-align="start" style:justify-single-word="false"/>
    </style:style>
    <style:style style:name="P4" style:family="paragraph" style:parent-style-name="Standard">
      <style:paragraph-properties fo:line-height="200%"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is Almanzar</text:p>
      <text:p text:style-name="P1">2/26/14</text:p>
      <text:p text:style-name="P1">Documentation</text:p>
      <text:p text:style-name="P2">Project #5</text:p>
      <text:p text:style-name="P3"><text:tab/>This program asks the user for a file to read a deck in and a file with the possible player name's and ID's as soon as it is started. <text:s/>According to how many players a user inputs memory gets allocated accordingly for each player. Memory for their name, ID, and hand are created as it grabs everything from the file. <text:s/>After that it immediately gets all the cards from the file. <text:s/>Likewise with the name file; it gets the name and ID for each player. <text:s/>It does both processes separately. <text:s/></text:p>
      <text:p text:style-name="P3"><text:tab/>Then, the program goes to the main menu. <text:s/>In the main menu, you can display the the unshuffled deck, shuffled deck, and the players with their ID's and deal the deck. <text:s/>Those functions are self explanatory. <text:s/>Dealing the deck does deal according to the rules of crazy eights. <text:s/>I added some simple functionality of adding two parts that will display the stock and discard decks. <text:s/>I added this just to make sure everything works and I kept the prompt asking for only (1-6) but 7 and 8 do work. </text:p>
      <text:p text:style-name="P3"><text:tab/>Besides the quitting option, the last one is to shuffle the deck. <text:s/>This works by transferring the available unshuffled cards into a shuffled array which then swaps two randomly selected cards multiple times.</text:p>
      <text:p text:style-name="P3"><text:tab/>Additionally I added a function to allocate memory for all my decks. <text:s/>I also added two functions which will deallocate all the memory for a deck and another for deleting all player's memory respectively. <text:s/>I did this using the functions from the instructions because I didn't want to loop it in my main. <text:s/></text:p>
      <text:p text:style-name="P3"><text:tab/>That covers all the functionality. <text:s/>Everything is working perfectly. <text:s/>I did have some trouble with the makefile since I still don't really understand them too much. <text:s/>I have a very general understanding but was able to make it work with help from SI and compile everything with my c-style string library. <text:s/>Everything should be working flawlessly according <text:s/>to the instru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3:01:09</meta:creation-date>
    <dc:date>2014-02-26T00:05:49</dc:date>
    <meta:editing-duration>PT13M11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9" meta:word-count="331" meta:character-count="1910" meta:non-whitespace-character-count="1561"/>
  </office:meta>
</office:document-meta>
</file>